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1" style:family="text">
      <style:text-properties officeooo:rsid="00068987"/>
    </style:style>
    <style:style style:name="T2" style:family="text">
      <style:text-properties officeooo:rsid="00082ad6"/>
    </style:style>
    <style:style style:name="T3" style:family="text">
      <style:text-properties officeooo:rsid="000aa0b0"/>
    </style:style>
    <style:style style:name="T4" style:family="text">
      <style:text-properties officeooo:rsid="000598bc" fo:background-color="transparent" loext:char-shading-value="0"/>
    </style:style>
    <style:style style:name="T5" style:family="text">
      <style:text-properties officeooo:rsid="000d5a3e"/>
    </style:style>
    <style:style style:name="T6" style:family="text">
      <style:text-properties officeooo:rsid="000f2451"/>
    </style:style>
    <style:style style:name="T7" style:family="text">
      <style:text-properties officeooo:rsid="001195c2"/>
    </style:style>
    <style:style style:name="T8" style:family="text">
      <style:text-properties officeooo:rsid="0006624c"/>
    </style:style>
    <style:style style:name="T9" style:family="text">
      <style:text-properties officeooo:rsid="000c25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ate">Meyrin, le 10 septembre 2017</text:p>
      <text:p text:style-name="Sender">CERN</text:p>
      <text:p text:style-name="Sender"><text:span text:style-name="T3">385, </text:span>route de Meyrin</text:p>
      <text:p text:style-name="Sender">1217 Meyrin</text:p>
      <text:p text:style-name="Sender">Suisse</text:p>
      <text:p text:style-name="Addressee">M<text:span text:style-name="T7">onsieur</text:span> <text:span text:style-name="T8">Bill Gates</text:span></text:p>
      <text:p text:style-name="Addressee">1 Microsoft Way, </text:p>
      <text:p text:style-name="Addressee">Redmond, WA 98052</text:p>
      <text:p text:style-name="Addressee">USA</text:p>
      <text:p text:style-name="Objet">Objet : Votre demande de cryogénisation.</text:p>
      <text:p text:style-name="Civilite">Monsieur,</text:p>
      <text:p text:style-name="Text_20_body">Par votre courrier en date du 10/08/2017, vous avez fait montre de votre intérêt pour notre projet CYL (Cryo for Your next Life). Soyez-en remercié.</text:p>
      <text:p text:style-name="Text_20_body">Le CERN dispose en effet de tous les matériels de dernière génération <text:span text:style-name="T1">nous permettant</text:span> de <text:span text:style-name="T1">vous proposer un service de cryogénisation sûr, certifié TIER IV, de qualité supérieure (proche du zéro absolu) et pérenne (le CERN existe depuis 1952). Par ailleurs, des locaux spacieux font du CERN le seul organisme qui vous permette de faire accéder votre animal de compagnie à la cryogénisation dans la même capsule que vous.</text:span></text:p>
      <text:p text:style-name="Text_20_body"><text:span text:style-name="T6">Pour mémoire, v</text:span>ous avez choisi <text:span text:style-name="T2">une capusle de 100Kg, sans animal de compagnie, et une durée de conservation de 15 ans. </text:span></text:p>
      <text:p text:style-name="Text_20_body">Notre campagne actuelle de promotion nous permet de vous proposer une réduction de 15 % par rapport à l’offre de référence (100€/an/Kg). Nous vous serions donc gré de nous faire parvenir dans les meilleurs délais le contrat ci-joint accompagné d’un chèque de 150 000€.</text:p>
      <text:p text:style-name="Formule_20_de_20_politesse">Soyez assuré <text:span text:style-name="T3">de notre souci pour la qualité de votre vie future.</text:span></text:p>
      <text:p text:style-name="Signature">J. Aglagla</text:p>
      <text:p text:style-name="Signature">Service CRYO</text:p>
      <text:p text:style-name="Signature">C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3cm" loext:contextual-spacing="false" fo:line-height="110%" fo:text-align="start" style:justify-single-word="false" fo:text-indent="0cm" style:auto-text-indent="false" style:writing-mode="pag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ate" style:family="paragraph" style:parent-style-name="Text_20_body">
      <style:paragraph-properties fo:text-align="end" style:justify-single-word="false" style:writing-mode="page"/>
    </style:style>
    <style:style style:name="Objet" style:family="paragraph" style:parent-style-name="Text_20_body">
      <style:paragraph-properties fo:margin-top="0cm" fo:margin-bottom="1cm" loext:contextual-spacing="false" style:writing-mode="page"/>
    </style:style>
    <style:style style:name="Civilite" style:family="paragraph" style:parent-style-name="Text_20_body">
      <style:paragraph-properties fo:margin-top="0cm" fo:margin-bottom="1cm" loext:contextual-spacing="false" style:writing-mode="page"/>
    </style:style>
    <style:style style:name="Formule_20_de_20_politesse" style:display-name="Formule de politesse" style:family="paragraph" style:parent-style-name="Text_20_body">
      <style:paragraph-properties fo:margin-top="0cm" fo:margin-bottom="1.499cm" loext:contextual-spacing="false" style:writing-mode="page"/>
    </style:style>
    <style:style style:name="Signature" style:family="paragraph" style:parent-style-name="Text_20_body" style:class="text" style:master-page-name="">
      <style:paragraph-properties fo:margin-left="7.999cm" fo:margin-right="0cm" fo:margin-top="0cm" fo:margin-bottom="0.3cm" loext:contextual-spacing="true" fo:text-align="start" style:justify-single-word="false" fo:text-indent="0cm" style:auto-text-indent="false" style:page-number="auto" text:number-lines="false" text:line-number="0" style:writing-mode="page"/>
    </style:style>
    <style:style style:name="Sender" style:family="paragraph" style:parent-style-name="Standard" style:class="extra">
      <style:paragraph-properties fo:margin-top="0cm" fo:margin-bottom="0.3cm" loext:contextual-spacing="true" fo:line-height="110%" text:number-lines="false" text:line-number="0" style:writing-mode="page"/>
    </style:style>
    <style:style style:name="Addressee" style:family="paragraph" style:parent-style-name="Text_20_body" style:class="extra">
      <style:paragraph-properties fo:margin-left="8.999cm" fo:margin-right="0cm" fo:margin-top="0cm" fo:margin-bottom="1.499cm" loext:contextual-spacing="true" fo:text-indent="0cm" style:auto-text-indent="false" text:number-lines="false" text:line-number="0" style:writing-mode="pag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lie Brossier</meta:initial-creator>
    <meta:creation-date>2017-08-31T18:55:15.828615000</meta:creation-date>
    <dc:date>2017-10-20T08:44:27.438909268</dc:date>
    <dc:creator>Celine Prevost</dc:creator>
    <meta:editing-duration>PT16M47S</meta:editing-duration>
    <meta:editing-cycles>4</meta:editing-cycles>
    <meta:generator>LibreOffice/5.3.1.2$Linux_X86_64 LibreOffice_project/30m0$Build-2</meta:generator>
    <meta:document-statistic meta:table-count="0" meta:image-count="0" meta:object-count="0" meta:page-count="1" meta:paragraph-count="19" meta:word-count="206" meta:character-count="1217" meta:non-whitespace-character-count="1028"/>
  </office:meta>
</office:document-meta>
</file>